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2" svg:font-family="'Times New Roma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vertical-align="auto">
        <style:tab-stops>
          <style:tab-stop style:position="3.25in" style:type="center"/>
        </style:tab-stops>
      </style:paragraph-properties>
    </style:style>
    <style:style style:name="P2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vertical-align="auto">
        <style:tab-stops>
          <style:tab-stop style:position="3.25in" style:type="center"/>
        </style:tab-stops>
      </style:paragraph-properties>
      <style:text-properties style:font-name="Times New Roman1" fo:font-size="10.5pt" fo:language="en" fo:country="US" style:font-size-asian="10.5pt" style:language-asian="en" style:country-asian="US" style:font-name-complex="Times New Roman2" style:font-size-complex="10.5pt" style:language-complex="ar" style:country-complex="SA"/>
    </style:style>
    <style:style style:name="P3" style:family="paragraph" style:parent-style-name="Standard">
      <style:paragraph-properties fo:margin-left="0in" fo:margin-right="0in" fo:text-align="start" style:justify-single-word="false" fo:orphans="0" fo:widows="0" fo:text-indent="0in" style:auto-text-indent="false" style:vertical-align="auto">
        <style:tab-stops>
          <style:tab-stop style:position="0.2917in"/>
        </style:tab-stops>
      </style:paragraph-properties>
      <style:text-properties style:font-name="Times New Roman1" fo:font-size="10.5pt" fo:language="en" fo:country="US" style:font-size-asian="10.5pt" style:language-asian="en" style:country-asian="US" style:font-name-complex="Times New Roman2" style:font-size-complex="10.5pt" style:language-complex="ar" style:country-complex="SA"/>
    </style:style>
    <style:style style:name="P4" style:family="paragraph" style:parent-style-name="Standard">
      <style:paragraph-properties fo:margin-left="0in" fo:margin-right="0in" fo:text-align="start" style:justify-single-word="false" fo:orphans="0" fo:widows="0" fo:text-indent="0in" style:auto-text-indent="false" style:vertical-align="auto"/>
      <style:text-properties style:font-name="Times New Roman1" fo:font-size="10.5pt" fo:language="en" fo:country="US" style:text-underline-style="solid" style:text-underline-width="auto" style:text-underline-color="font-color" fo:font-weight="bold" style:font-size-asian="10.5pt" style:language-asian="en" style:country-asian="US" style:font-weight-asian="bold" style:font-name-complex="Times New Roman2" style:font-size-complex="10.5pt" style:language-complex="ar" style:country-complex="SA" style:font-weight-complex="bold"/>
    </style:style>
    <style:style style:name="P5" style:family="paragraph" style:parent-style-name="Standard">
      <style:paragraph-properties fo:margin-left="0in" fo:margin-right="0in" fo:text-align="start" style:justify-single-word="false" fo:orphans="0" fo:widows="0" fo:text-indent="0in" style:auto-text-indent="false" style:vertical-align="auto">
        <style:tab-stops>
          <style:tab-stop style:position="0.2917in"/>
        </style:tab-stops>
      </style:paragraph-properties>
      <style:text-properties style:font-name="Times New Roman1" fo:font-size="10.5pt" fo:language="en" fo:country="US" fo:font-weight="bold" style:font-size-asian="10.5pt" style:language-asian="en" style:country-asian="US" style:font-weight-asian="bold" style:font-name-complex="Times New Roman2" style:font-size-complex="10.5pt" style:language-complex="ar" style:country-complex="SA"/>
    </style:style>
    <style:style style:name="P6" style:family="paragraph" style:parent-style-name="Standard">
      <style:paragraph-properties fo:margin-left="0in" fo:margin-right="0in" fo:text-align="start" style:justify-single-word="false" fo:orphans="0" fo:widows="0" fo:text-indent="0in" style:auto-text-indent="false" style:vertical-align="auto">
        <style:tab-stops>
          <style:tab-stop style:position="0.2917in"/>
        </style:tab-stops>
      </style:paragraph-properties>
      <style:text-properties style:font-name="Times New Roman1" fo:font-size="10.5pt" fo:language="en" fo:country="US" fo:font-weight="bold" style:font-size-asian="10.5pt" style:language-asian="en" style:country-asian="US" style:font-weight-asian="bold" style:font-name-complex="Times New Roman2" style:font-size-complex="10.5pt" style:language-complex="ar" style:country-complex="SA" style:font-weight-complex="bold"/>
    </style:style>
    <style:style style:name="P7" style:family="paragraph" style:parent-style-name="Standard">
      <style:paragraph-properties fo:margin-left="0in" fo:margin-right="0in" fo:text-align="start" style:justify-single-word="false" fo:orphans="0" fo:widows="0" fo:text-indent="0in" style:auto-text-indent="false" style:vertical-align="auto">
        <style:tab-stops>
          <style:tab-stop style:position="0.2917in"/>
        </style:tab-stops>
      </style:paragraph-properties>
      <style:text-properties fo:color="#ff8080" style:font-name="Times New Roman1" fo:font-size="10.5pt" fo:language="en" fo:country="US" fo:font-weight="bold" style:font-size-asian="10.5pt" style:language-asian="en" style:country-asian="US" style:font-weight-asian="bold" style:font-name-complex="Times New Roman2" style:font-size-complex="10.5pt" style:language-complex="ar" style:country-complex="SA"/>
    </style:style>
    <style:style style:name="P8" style:family="paragraph" style:parent-style-name="Salmon_20_MC">
      <style:text-properties style:font-name="Times New Roman1" fo:font-size="10.5pt" fo:language="en" fo:country="US" style:font-size-asian="10.5pt" style:language-asian="en" style:country-asian="US" style:font-name-complex="Times New Roman2" style:font-size-complex="10.5pt" style:language-complex="ar" style:country-complex="SA"/>
    </style:style>
    <style:style style:name="P9" style:family="paragraph" style:parent-style-name="Salmon_20_MC">
      <style:text-properties style:font-name="Times New Roman1" fo:font-size="10.5pt" fo:language="en" fo:country="US" fo:font-weight="normal" style:font-size-asian="10.5pt" style:language-asian="en" style:country-asian="US" style:font-weight-asian="normal" style:font-name-complex="Times New Roman2" style:font-size-complex="10.5pt" style:language-complex="ar" style:country-complex="SA" style:font-weight-complex="normal"/>
    </style:style>
    <style:style style:name="P10" style:family="paragraph" style:parent-style-name="Salmon_20_MC">
      <style:text-properties style:font-name="Times New Roman1" fo:font-size="10.5pt" fo:language="en" fo:country="US" style:text-underline-style="solid" style:text-underline-width="auto" style:text-underline-color="font-color" fo:font-weight="bold" style:font-size-asian="10.5pt" style:language-asian="en" style:country-asian="US" style:font-weight-asian="bold" style:font-name-complex="Times New Roman2" style:font-size-complex="10.5pt" style:language-complex="ar" style:country-complex="SA" style:font-weight-complex="bold"/>
    </style:style>
    <style:style style:name="P11" style:family="paragraph" style:parent-style-name="Salmon_20_MC">
      <style:text-properties style:text-underline-style="solid" style:text-underline-width="auto" style:text-underline-color="font-color"/>
    </style:style>
    <style:style style:name="P12" style:family="paragraph" style:parent-style-name="Standard" style:master-page-name="Standard">
      <style:paragraph-properties fo:margin-left="0in" fo:margin-right="0in" fo:text-align="center" style:justify-single-word="false" fo:orphans="0" fo:widows="0" fo:text-indent="0in" style:auto-text-indent="false" style:page-number="auto" style:vertical-align="auto">
        <style:tab-stops>
          <style:tab-stop style:position="3.25in" style:type="center"/>
        </style:tab-stops>
      </style:paragraph-properties>
      <style:text-properties style:font-name="Times New Roman1" fo:font-size="10.5pt" fo:language="en" fo:country="US" fo:font-weight="bold" style:font-size-asian="10.5pt" style:language-asian="en" style:country-asian="US" style:font-weight-asian="bold" style:font-name-complex="Times New Roman2" style:font-size-complex="10.5pt" style:language-complex="ar" style:country-complex="SA" style:font-weight-complex="bold"/>
    </style:style>
    <style:style style:name="P13" style:family="paragraph" style:parent-style-name="Standard">
      <style:paragraph-properties fo:margin-left="0in" fo:margin-right="0in" fo:text-align="start" style:justify-single-word="false" fo:orphans="0" fo:widows="0" fo:text-indent="0in" style:auto-text-indent="false" style:vertical-align="auto">
        <style:tab-stops>
          <style:tab-stop style:position="0.2917in"/>
        </style:tab-stops>
      </style:paragraph-properties>
      <style:text-properties style:font-name="Times New Roman1" fo:font-size="10.5pt" fo:language="en" fo:country="US" style:font-size-asian="10.5pt" style:language-asian="en" style:country-asian="US" style:font-name-complex="Times New Roman2" style:font-size-complex="10.5pt" style:language-complex="ar" style:country-complex="SA"/>
    </style:style>
    <style:style style:name="P14" style:family="paragraph" style:parent-style-name="Standard">
      <style:paragraph-properties fo:margin-left="0in" fo:margin-right="0in" fo:text-align="start" style:justify-single-word="false" fo:orphans="0" fo:widows="0" fo:text-indent="0in" style:auto-text-indent="false" style:vertical-align="auto">
        <style:tab-stops>
          <style:tab-stop style:position="0.2917in"/>
        </style:tab-stops>
      </style:paragraph-properties>
      <style:text-properties style:font-name="Times New Roman1" fo:font-size="10.5pt" fo:language="en" fo:country="US" fo:font-weight="bold" style:font-size-asian="10.5pt" style:language-asian="en" style:country-asian="US" style:font-weight-asian="bold" style:font-name-complex="Times New Roman2" style:font-size-complex="10.5pt" style:language-complex="ar" style:country-complex="SA"/>
    </style:style>
    <style:style style:name="P15" style:family="paragraph" style:parent-style-name="Standard">
      <style:paragraph-properties fo:margin-left="0in" fo:margin-right="0in" fo:text-align="start" style:justify-single-word="false" fo:orphans="0" fo:widows="0" fo:text-indent="0in" style:auto-text-indent="false" style:vertical-align="auto">
        <style:tab-stops>
          <style:tab-stop style:position="0.2917in"/>
        </style:tab-stops>
      </style:paragraph-properties>
      <style:text-properties style:font-name="Times New Roman1" fo:font-size="10.5pt" fo:language="en" fo:country="US" fo:font-style="italic" fo:font-weight="bold" style:font-size-asian="10.5pt" style:language-asian="en" style:country-asian="US" style:font-style-asian="italic" style:font-weight-asian="bold" style:font-name-complex="Times New Roman2" style:font-size-complex="10.5pt" style:language-complex="ar" style:country-complex="SA" style:font-weight-complex="bold"/>
    </style:style>
    <style:style style:name="P16" style:family="paragraph" style:parent-style-name="Standard">
      <style:paragraph-properties fo:margin-left="0in" fo:margin-right="0in" fo:text-align="start" style:justify-single-word="false" fo:orphans="0" fo:widows="0" fo:text-indent="0in" style:auto-text-indent="false" style:vertical-align="auto">
        <style:tab-stops>
          <style:tab-stop style:position="0.2917in"/>
        </style:tab-stops>
      </style:paragraph-properties>
    </style:style>
    <style:style style:name="P17" style:family="paragraph" style:parent-style-name="Standard" style:list-style-name="WWNum2">
      <style:paragraph-properties fo:margin-left="0.2917in" fo:margin-right="0in" fo:text-align="start" style:justify-single-word="false" fo:orphans="0" fo:widows="0" fo:text-indent="-0.25in" style:auto-text-indent="false" style:vertical-align="auto">
        <style:tab-stops>
          <style:tab-stop style:position="0.2917in"/>
        </style:tab-stops>
      </style:paragraph-properties>
    </style:style>
    <style:style style:name="P18" style:family="paragraph" style:parent-style-name="Salmon_20_MC">
      <style:text-properties style:font-name="Times New Roman1" fo:font-size="10.5pt" fo:language="en" fo:country="US" style:font-size-asian="10.5pt" style:language-asian="en" style:country-asian="US" style:font-name-complex="Times New Roman2" style:font-size-complex="10.5pt" style:language-complex="ar" style:country-complex="SA"/>
    </style:style>
    <style:style style:name="P19" style:family="paragraph" style:parent-style-name="Salmon_20_MC">
      <style:text-properties style:font-name="Times New Roman1" fo:font-size="10.5pt" fo:language="en" fo:country="US" style:text-underline-style="solid" style:text-underline-width="auto" style:text-underline-color="font-color" fo:font-weight="bold" style:font-size-asian="10.5pt" style:language-asian="en" style:country-asian="US" style:font-weight-asian="bold" style:font-name-complex="Times New Roman2" style:font-size-complex="10.5pt" style:language-complex="ar" style:country-complex="SA" style:font-weight-complex="bold"/>
    </style:style>
    <style:style style:name="P20" style:family="paragraph" style:parent-style-name="Salmon_20_MC">
      <style:text-properties style:font-name="Times New Roman1" fo:font-size="10.5pt" fo:language="en" fo:country="US" style:text-underline-style="none" fo:font-weight="normal" style:font-size-asian="10.5pt" style:language-asian="en" style:country-asian="US" style:font-weight-asian="normal" style:font-name-complex="Times New Roman2" style:font-size-complex="10.5pt" style:language-complex="ar" style:country-complex="SA" style:font-weight-complex="normal"/>
    </style:style>
    <style:style style:name="P21" style:family="paragraph" style:parent-style-name="Salmon_20_MC">
      <style:text-properties style:font-name="Times New Roman1" fo:font-size="10.5pt" fo:language="en" fo:country="US" fo:font-style="normal" style:text-underline-style="none" fo:font-weight="normal" style:font-size-asian="10.5pt" style:language-asian="en" style:country-asian="US" style:font-style-asian="normal" style:font-weight-asian="normal" style:font-name-complex="Times New Roman2" style:font-size-complex="10.5pt" style:language-complex="ar" style:country-complex="SA" style:font-style-complex="normal" style:font-weight-complex="normal"/>
    </style:style>
    <style:style style:name="P22" style:family="paragraph" style:parent-style-name="Salmon_20_MC">
      <style:text-properties style:text-underline-style="none" fo:font-weight="normal" style:font-weight-asian="normal" style:font-weight-complex="normal"/>
    </style:style>
    <style:style style:name="T1" style:family="text">
      <style:text-properties style:font-name="Times New Roman1" fo:font-size="10.5pt" fo:language="en" fo:country="US" style:font-size-asian="10.5pt" style:language-asian="en" style:country-asian="US" style:font-name-complex="Times New Roman2" style:font-size-complex="10.5pt" style:language-complex="ar" style:country-complex="SA"/>
    </style:style>
    <style:style style:name="T2" style:family="text">
      <style:text-properties style:font-name="Times New Roman1" fo:font-size="10.5pt" fo:language="en" fo:country="US" style:font-size-asian="10.5pt" style:language-asian="en" style:country-asian="US" style:font-name-complex="Times New Roman2" style:font-size-complex="10.5pt" style:language-complex="ar" style:country-complex="SA" style:font-weight-complex="bold"/>
    </style:style>
    <style:style style:name="T3" style:family="text">
      <style:text-properties style:font-name="Times New Roman1" fo:font-size="10.5pt" fo:language="en" fo:country="US" fo:font-weight="bold" style:font-size-asian="10.5pt" style:language-asian="en" style:country-asian="US" style:font-weight-asian="bold" style:font-name-complex="Times New Roman2" style:font-size-complex="10.5pt" style:language-complex="ar" style:country-complex="SA"/>
    </style:style>
    <style:style style:name="T4" style:family="text">
      <style:text-properties style:font-name="Times New Roman1" fo:font-size="10.5pt" fo:language="en" fo:country="US" fo:font-weight="bold" style:font-size-asian="10.5pt" style:language-asian="en" style:country-asian="US" style:font-weight-asian="bold" style:font-name-complex="Times New Roman2" style:font-size-complex="10.5pt" style:language-complex="ar" style:country-complex="SA" style:font-weight-complex="bold"/>
    </style:style>
    <style:style style:name="T5" style:family="text">
      <style:text-properties style:font-name="Times New Roman1" fo:font-size="10.5pt" fo:language="en" fo:country="US" fo:font-style="italic" style:font-size-asian="10.5pt" style:language-asian="en" style:country-asian="US" style:font-style-asian="italic" style:font-name-complex="Times New Roman2" style:font-size-complex="10.5pt" style:language-complex="ar" style:country-complex="SA" style:font-weight-complex="bold"/>
    </style:style>
    <style:style style:name="T6" style:family="text">
      <style:text-properties style:font-name="Times New Roman1" fo:font-size="10.5pt" fo:language="en" fo:country="US" fo:font-style="italic" style:font-size-asian="10.5pt" style:language-asian="en" style:country-asian="US" style:font-style-asian="italic" style:font-name-complex="Times New Roman2" style:font-size-complex="10.5pt" style:language-complex="ar" style:country-complex="SA" style:font-style-complex="italic"/>
    </style:style>
    <style:style style:name="T7" style:family="text">
      <style:text-properties style:font-name="Times New Roman1" fo:font-size="10.5pt" fo:language="en" fo:country="US" fo:font-style="italic" fo:font-weight="bold" style:font-size-asian="10.5pt" style:language-asian="en" style:country-asian="US" style:font-style-asian="italic" style:font-weight-asian="bold" style:font-name-complex="Times New Roman2" style:font-size-complex="10.5pt" style:language-complex="ar" style:country-complex="SA"/>
    </style:style>
    <style:style style:name="T8" style:family="text">
      <style:text-properties style:font-name="Times New Roman1" fo:font-size="10.5pt" fo:language="en" fo:country="US" fo:font-style="italic" fo:font-weight="bold" style:font-size-asian="10.5pt" style:language-asian="en" style:country-asian="US" style:font-style-asian="italic" style:font-weight-asian="bold" style:font-name-complex="Times New Roman2" style:font-size-complex="10.5pt" style:language-complex="ar" style:country-complex="SA" style:font-weight-complex="bold"/>
    </style:style>
    <style:style style:name="T9" style:family="text">
      <style:text-properties style:font-name="Times New Roman1" fo:font-size="10.5pt" fo:language="en" fo:country="US" style:text-underline-style="solid" style:text-underline-width="auto" style:text-underline-color="font-color" fo:font-weight="bold" style:font-size-asian="10.5pt" style:language-asian="en" style:country-asian="US" style:font-weight-asian="bold" style:font-name-complex="Times New Roman2" style:font-size-complex="10.5pt" style:language-complex="ar" style:country-complex="SA" style:font-weight-complex="bold"/>
    </style:style>
    <style:style style:name="T10" style:family="text">
      <style:text-properties style:font-name="Times New Roman1" fo:font-size="10.5pt" fo:language="en" fo:country="US" style:text-underline-style="none" fo:font-weight="normal" style:font-size-asian="10.5pt" style:language-asian="en" style:country-asian="US" style:font-weight-asian="normal" style:font-name-complex="Times New Roman2" style:font-size-complex="10.5pt" style:language-complex="ar" style:country-complex="SA" style:font-weight-complex="normal"/>
    </style:style>
    <style:style style:name="T11" style:family="text">
      <style:text-properties style:font-name="Times New Roman1" fo:font-size="10.5pt" fo:language="en" fo:country="US" fo:font-style="normal" style:text-underline-style="none" fo:font-weight="normal" style:font-size-asian="10.5pt" style:language-asian="en" style:country-asian="US" style:font-style-asian="normal" style:font-weight-asian="normal" style:font-name-complex="Times New Roman2" style:font-size-complex="10.5pt" style:language-complex="ar" style:country-complex="SA" style:font-style-complex="normal" style:font-weight-complex="normal"/>
    </style:style>
    <style:style style:name="T12" style:family="text">
      <style:text-properties style:font-name="Times New Roman1" fo:font-size="10.5pt" fo:language="en" fo:country="US" fo:font-style="normal" style:text-underline-style="solid" style:text-underline-width="auto" style:text-underline-color="font-color" fo:font-weight="bold" style:font-size-asian="10.5pt" style:language-asian="en" style:country-asian="US" style:font-style-asian="normal" style:font-weight-asian="bold" style:font-name-complex="Times New Roman2" style:font-size-complex="10.5pt" style:language-complex="ar" style:country-complex="SA" style:font-style-complex="normal" style:font-weight-complex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AJOR CONCEPTS: UNIT 2 EXAM</text:p>
      <text:p text:style-name="P1"><text:span text:style-name="T4">Chapter 8 Learning </text:span><text:span text:style-name="T2">(If it’s in </text:span><text:span text:style-name="T4">BOLD TYPE</text:span><text:span text:style-name="T2">, then KNOW IT)</text:span></text:p>
      <text:p text:style-name="P2"><text:tab/>NOTE: “Compare and contrast” means to define and explain similarities and differences between terms/concepts</text:p>
      <text:p text:style-name="P1"><text:span text:style-name="T1"><text:tab/></text:span><text:span text:style-name="T2">If it’s in </text:span><text:span text:style-name="T5">ITALICS, </text:span><text:span text:style-name="T2">then will only be covered in lecture (not in textbook)</text:span></text:p>
      <text:p text:style-name="P4">Chapter 8</text:p>
      <text:list xml:id="list1886815849" text:style-name="WWNum2">
        <text:list-item>
          <text:p text:style-name="P17"><text:span text:style-name="T1">Compare and contrast the unlearned behaviors of </text:span><text:span text:style-name="T3">reflexes </text:span><text:span text:style-name="T1">and </text:span><text:span text:style-name="T3">instincts. </text:span></text:p>
        </text:list-item>
      </text:list>
      <text:p text:style-name="P7"/>
      <text:p text:style-name="Salmon_20_MC"><text:span text:style-name="T13">reflexes</text:span>: automatic, involuntary response to environmental stimuli. do not require use of brain like instincts do</text:p>
      <text:p text:style-name="Salmon_20_MC"><text:tab/>&gt;&gt; iris constricts when you see bright light</text:p>
      <text:p text:style-name="Salmon_20_MC"><text:tab/>&gt;&gt; hand jerks away from stove</text:p>
      <text:p text:style-name="Salmon_20_MC"/>
      <text:p text:style-name="Salmon_20_MC"><text:span text:style-name="T13">instincts / fixed action patterns</text:span>: inborn complex behavior pattern elicited by environmental stimuli</text:p>
      <text:p text:style-name="Salmon_20_MC"><text:tab/>&gt;&gt; sex</text:p>
      <text:p text:style-name="Salmon_20_MC"><text:tab/>&gt;&gt; talking like a fucking idiot to small children. children perceive speech better at higher pitch</text:p>
      <text:p text:style-name="P5"/>
      <text:list xml:id="list1627979963" text:continue-numbering="true" text:style-name="WWNum2">
        <text:list-item>
          <text:p text:style-name="P17"><text:span text:style-name="T1">Define </text:span><text:span text:style-name="T4">learning. </text:span><text:span text:style-name="T2">Describe how the theory of behaviorism</text:span><text:span text:style-name="T4"> </text:span><text:span text:style-name="T2">relates to learning. Compare and contrast </text:span><text:span text:style-name="T4">non-associative learning</text:span><text:span text:style-name="T2"> and </text:span><text:span text:style-name="T4">associative learning</text:span><text:span text:style-name="T2">. Compare and contrast </text:span><text:span text:style-name="T4">habituation</text:span><text:span text:style-name="T2"> and </text:span><text:span text:style-name="T4">sensitization </text:span><text:span text:style-name="T2">and consider examples</text:span><text:span text:style-name="T4">. </text:span><text:span text:style-name="T2">Consider the type of associations that are learned via </text:span><text:span text:style-name="T4">classical conditioning, operant conditioning, </text:span><text:span text:style-name="T2">and </text:span><text:span text:style-name="T4">observational learning. </text:span></text:p>
        </text:list-item>
      </text:list>
      <text:p text:style-name="P6"/>
      <text:p text:style-name="Salmon_20_MC"><text:span text:style-name="T9">learning</text:span><text:span text:style-name="T1">: permanent change in behavior due to experience</text:span></text:p>
      <text:p text:style-name="P8"/>
      <text:p text:style-name="Salmon_20_MC"><text:span text:style-name="T9">non-associative learning</text:span><text:span text:style-name="T1">: repeated exposure to one stimulus alters how a person responds</text:span></text:p>
      <text:p text:style-name="Salmon_20_MC"><text:span text:style-name="T10"><text:tab/></text:span><text:span text:style-name="T9">habituation</text:span><text:span text:style-name="T1">: repeated exposure to consistent stimulus decreases responsiveness to it (desensitization). <text:tab/>occurs over days/weeks, kind of like sensory habituation but takes longer</text:span></text:p>
      <text:p text:style-name="P8"><text:tab/><text:tab/>&gt;&gt; living with sound forever, then move to a quiet place. trouble sleeping for ~3 weeks</text:p>
      <text:p text:style-name="Salmon_20_MC"><text:span text:style-name="T10"><text:tab/></text:span><text:span text:style-name="T9">sensitization</text:span><text:span text:style-name="T1">: exposure to a really intense, unexpected stimulus increases sensitivity/responsiveness to <text:tab/>other stimuli</text:span></text:p>
      <text:p text:style-name="P8"><text:tab/><text:tab/>&gt;&gt; loud noise will make you hear all really quiet noise after loudness stops</text:p>
      <text:p text:style-name="P8"/>
      <text:p text:style-name="Salmon_20_MC"><text:span text:style-name="T9">associative learning</text:span><text:span text:style-name="T1">: learning associations between two stimuli, a stimulus and behavior, or a behavior and its consequence</text:span></text:p>
      <text:p text:style-name="Salmon_20_MC"><text:span text:style-name="T10"><text:tab/></text:span><text:span text:style-name="T9">classical conditioning</text:span><text:span text:style-name="T1">: stimulus-response learning. between two environmental stimuli</text:span></text:p>
      <text:p text:style-name="P8"><text:tab/><text:tab/>&gt;&gt; unconscious behaviors. changes reflexes and instincts</text:p>
      <text:p text:style-name="Salmon_20_MC"><text:span text:style-name="T10"><text:tab/></text:span><text:span text:style-name="T9">operant conditioning</text:span><text:span text:style-name="T1">: response-consequence learning. how environment can influence way you <text:tab/>behave</text:span></text:p>
      <text:p text:style-name="P8"><text:tab/><text:tab/>&gt;&gt; school</text:p>
      <text:p text:style-name="Salmon_20_MC"><text:span text:style-name="T10"><text:tab/></text:span><text:span text:style-name="T9">observational (social) learning</text:span><text:span text:style-name="T1">: observe classical/operant conditioning of another person</text:span></text:p>
      <text:p text:style-name="P6"/>
      <text:list xml:id="list1355151764" text:continue-numbering="true" text:style-name="WWNum2">
        <text:list-item>
          <text:p text:style-name="P17"><text:span text:style-name="T1">Describe </text:span><text:span text:style-name="T4">Ivan Pavlov’s </text:span><text:span text:style-name="T1">discovery of </text:span><text:span text:style-name="T4">classical conditioning. </text:span></text:p>
        </text:list-item>
      </text:list>
      <text:p text:style-name="P6"/>
      <text:p text:style-name="P9">dogs start salivating when they hear the dinner bell! </text:p>
      <text:p text:style-name="P9"/>
      <text:p text:style-name="P9">US: meat in front of you</text:p>
      <text:p text:style-name="P9">UR: salivation due to seeing meat</text:p>
      <text:p text:style-name="P9">CS: dinner bell right before meat shows up</text:p>
      <text:p text:style-name="P9">CR: salivation due to DINNER BELL </text:p>
      <text:p text:style-name="P6"/>
      <text:list xml:id="list1253362392" text:continue-numbering="true" text:style-name="WWNum2">
        <text:list-item>
          <text:p text:style-name="P17"><text:span text:style-name="T1">Define </text:span><text:span text:style-name="T4">classical conditioning (S-R learning) </text:span><text:span text:style-name="T1">and consider examples of this type of learning. What types of behaviors/responses does classical conditioning apply to?</text:span></text:p>
        </text:list-item>
      </text:list>
      <text:p text:style-name="P3"/>
      <text:p text:style-name="Salmon_20_MC"><text:span text:style-name="T9">classical conditioning (S-R learning)</text:span><text:span text:style-name="T1">: learn an association between two environmental stimuli. only involves reflexive behaviors. instinct or reflex is altered as a result of environmental stimuli</text:span></text:p>
      <text:p text:style-name="P8"><text:tab/>&gt;&gt; affects emotions, sexual responses, immune system, etc.</text:p>
      <text:p text:style-name="P3"/>
      <text:list xml:id="list1573064892" text:continue-numbering="true" text:style-name="WWNum2">
        <text:list-item>
          <text:p text:style-name="P17"><text:span text:style-name="T1">Consider the 3 phases of conditioning and explain the role of </text:span><text:span text:style-name="T4">acquisition</text:span><text:span text:style-name="T2"> in these phases</text:span><text:span text:style-name="T1">. Define </text:span><text:span text:style-name="T4">unconditioned stimulus (US), unconditioned response (UR), conditioned stimulus (CS), </text:span><text:span text:style-name="T1">and </text:span><text:span text:style-name="T4">conditioned response (CR) </text:span><text:span text:style-name="T1">and explain the role of each in classical conditioning- be prepared to apply these terms to examples. </text:span></text:p>
        </text:list-item>
      </text:list>
      <text:p text:style-name="P3"/>
      <text:p text:style-name="Salmon_20_MC"><text:soft-page-break/><text:span text:style-name="T9">Phases</text:span><text:span text:style-name="T10">: acquisition, extinction, </text:span></text:p>
      <text:p text:style-name="P10"/>
      <text:p text:style-name="Salmon_20_MC"><text:span text:style-name="T9">acquisition</text:span><text:span text:style-name="T1">: stage where you pair US with CS</text:span></text:p>
      <text:p text:style-name="P8"/>
      <text:p text:style-name="Salmon_20_MC"><text:span text:style-name="T9">unconditioned stimulus (US)</text:span><text:span text:style-name="T1">: unconditioned = unlearned, automatic. any environmental stimulus that naturally and automatically causes an instinctive/reflexive response in all organisms. doesn't require learning.</text:span></text:p>
      <text:p text:style-name="P8"><text:tab/>&gt;&gt; loud unexpected noises</text:p>
      <text:p text:style-name="P8"><text:tab/>&gt;&gt; doing a line of coke</text:p>
      <text:p text:style-name="P8"/>
      <text:p text:style-name="Salmon_20_MC"><text:span text:style-name="T9">unconditioned response (UR)</text:span><text:span text:style-name="T1">: response = measurable action, internal or external</text:span></text:p>
      <text:p text:style-name="P8"><text:tab/>&gt;&gt; people jump (startled response) when they hear loud unexpected noises</text:p>
      <text:p text:style-name="P8"/>
      <text:p text:style-name="Salmon_20_MC"><text:span text:style-name="T9">conditioned stimulus (CS)</text:span><text:span text:style-name="T1">: conditioned = learned. neutral stimulus that acquires the capacity to cause a response through learning an association</text:span></text:p>
      <text:p text:style-name="P8"/>
      <text:p text:style-name="Salmon_20_MC"><text:span text:style-name="T9">conditioned response (CR)</text:span><text:span text:style-name="T1">: previously triggered by US but now triggered by CS because learning</text:span></text:p>
      <text:p text:style-name="P8"/>
      <text:p text:style-name="P8">only difference between CR and UR is what triggers it. if UR is fear, CR is fear. UR = nausea, CR = nausea.</text:p>
      <text:p text:style-name="P3"/>
      <text:list xml:id="list2015608695" text:continue-numbering="true" text:style-name="WWNum2">
        <text:list-item>
          <text:p text:style-name="P17"><text:span text:style-name="T1">Define </text:span><text:span text:style-name="T4">extinction, spontaneous recovery, generalization, </text:span><text:span text:style-name="T1">and </text:span><text:span text:style-name="T4">discrimination</text:span><text:span text:style-name="T1"> with regard to classical conditioning. Be prepared to apply these terms to examples. Define </text:span><text:span text:style-name="T3">higher order conditioning </text:span><text:span text:style-name="T1">and consider examples. </text:span></text:p>
        </text:list-item>
      </text:list>
      <text:p text:style-name="P3"/>
      <text:p text:style-name="Salmon_20_MC"><text:span text:style-name="T9">extinction</text:span><text:span text:style-name="T1">: after lots of CS without US, CR goes away slowly</text:span></text:p>
      <text:p text:style-name="P8"/>
      <text:p text:style-name="Salmon_20_MC"><text:span text:style-name="T9">spontaneous recovery</text:span><text:span text:style-name="T1">: after a period of rest after learning, CS gives CR again</text:span></text:p>
      <text:p text:style-name="P8"><text:tab/>&gt;&gt; guy wrecked on ice once, after driving on it that winter he relaxed, year later he freaked</text:p>
      <text:p text:style-name="P8"/>
      <text:p text:style-name="Salmon_20_MC"><text:span text:style-name="T9">generalization</text:span><text:span text:style-name="T1">: when organism exhibits CR to a stimulus similar to CS</text:span></text:p>
      <text:p text:style-name="P8"><text:tab/>&gt;&gt; Pavlov's dogs salivated at church bells, etc.</text:p>
      <text:p text:style-name="P8"/>
      <text:p text:style-name="Salmon_20_MC"><text:span text:style-name="T9">discrimination</text:span><text:span text:style-name="T1">: organism learns to tell difference between CS and similar stimuli</text:span></text:p>
      <text:p text:style-name="P8"><text:tab/>&gt;&gt; Pavlov's dogs learned not to salivate at church bells, bicycle bells, etc.</text:p>
      <text:p text:style-name="P8"/>
      <text:p text:style-name="Salmon_20_MC"><text:span text:style-name="T9">higher order conditioning</text:span><text:span text:style-name="T1">: introduce second CS. CS functions as US to establish new learning</text:span></text:p>
      <text:p text:style-name="P8"><text:tab/>&gt;&gt; Pavlov flashed flashlight, then rang bell. Dogs saw flashlight, then salivated</text:p>
      <text:p text:style-name="P8"><text:tab/>&gt;&gt; taste aversion! cinnamon, ground beef, etc.</text:p>
      <text:p text:style-name="P3"/>
      <text:list xml:id="list1333816695" text:continue-numbering="true" text:style-name="WWNum2">
        <text:list-item>
          <text:p text:style-name="P17"><text:span text:style-name="T1">Define </text:span><text:span text:style-name="T3">inhibition </text:span><text:span text:style-name="T1">and </text:span><text:span text:style-name="T3">latent inhibition </text:span><text:span text:style-name="T1">as reviewed in the textbook. Consider examples of each. </text:span></text:p>
        </text:list-item>
      </text:list>
      <text:p text:style-name="P3"/>
      <text:p text:style-name="Salmon_20_MC"><text:span text:style-name="T9">inhibition</text:span><text:span text:style-name="T1">: </text:span></text:p>
      <text:p text:style-name="P8"/>
      <text:p text:style-name="Salmon_20_MC"><text:span text:style-name="T9">latent inhibition</text:span><text:span text:style-name="T1">:</text:span></text:p>
      <text:p text:style-name="P3"/>
      <text:list xml:id="list234077382" text:continue-numbering="true" text:style-name="WWNum2">
        <text:list-item>
          <text:p text:style-name="P17"><text:span text:style-name="T1">Define </text:span><text:span text:style-name="T7">conditioned emotional response</text:span><text:span text:style-name="T3"> </text:span><text:span text:style-name="T1">and consider how this relates to </text:span><text:span text:style-name="T7">phobias</text:span><text:span text:style-name="T3"> </text:span><text:span text:style-name="T1">as discussed in lecture. Consider examples. Describe </text:span><text:span text:style-name="T3">John </text:span><text:span text:style-name="T4">Watson’s</text:span><text:span text:style-name="T1"> conditioning experiment with Little Albert as discussed in lecture. Relate this to the conditioning of emotions and phobias.</text:span></text:p>
        </text:list-item>
      </text:list>
      <text:p text:style-name="P3"/>
      <text:p text:style-name="Salmon_20_MC"><text:span text:style-name="T9">conditioned emotional response</text:span><text:span text:style-name="T1">: emotional response elicited by previously neutral stimulus</text:span></text:p>
      <text:p text:style-name="P10"/>
      <text:p text:style-name="Salmon_20_MC"><text:span text:style-name="T9">phobia</text:span><text:span text:style-name="T1">: irrational fear. 12% population has one</text:span></text:p>
      <text:p text:style-name="P8"/>
      <text:p text:style-name="Salmon_20_MC"><text:span text:style-name="T9">John Watson</text:span><text:span text:style-name="T1">: founder of behaviorism, creator of Little Albert experiment. </text:span></text:p>
      <text:p text:style-name="P8"><text:tab/>&gt;&gt; Little Albert (11 months old): associated really loud noise with white lab rat</text:p>
      <text:p text:style-name="P3"/>
      <text:list xml:id="list1496566121" text:continue-numbering="true" text:style-name="WWNum2">
        <text:list-item>
          <text:p text:style-name="P17"><text:span text:style-name="T1">Define </text:span><text:span text:style-name="T7">biological preparedness</text:span><text:span text:style-name="T3"> </text:span><text:span text:style-name="T1">as discussed in lecture and describe how this may affect classical conditioning (i.e., for phobias). Consider examples of this concept. </text:span><text:span text:style-name="T3"><text:s/></text:span></text:p>
        </text:list-item>
      </text:list>
      <text:p text:style-name="P5"/>
      <text:p text:style-name="P11"><text:span text:style-name="T3">biological preparedness</text:span><text:span text:style-name="T10">: built-in readiness for some stimuli to become CS.</text:span></text:p>
      <text:p text:style-name="P20"><text:soft-page-break/><text:tab/>&gt;&gt; snakes, spiders</text:p>
      <text:p text:style-name="P20"><text:tab/>&gt;&gt; NOT cars, shoes, phones, anything that looks like us</text:p>
      <text:p text:style-name="P5"/>
      <text:list xml:id="list1730212419" text:continue-numbering="true" text:style-name="WWNum2">
        <text:list-item>
          <text:p text:style-name="P17"><text:span text:style-name="T1">Describe the </text:span><text:span text:style-name="T7">placebo effect</text:span><text:span text:style-name="T3"> </text:span><text:span text:style-name="T1">as discussed in lecture and consider how this relates to cognition and classical conditioning. Consider examples. </text:span></text:p>
        </text:list-item>
      </text:list>
      <text:p text:style-name="P3"/>
      <text:p text:style-name="Salmon_20_MC"><text:span text:style-name="T9">placebo effect</text:span><text:span text:style-name="T1">: medicine has a higher effect than it should due to patient's expectations</text:span></text:p>
      <text:p text:style-name="P3"/>
      <text:list xml:id="list1549930633" text:continue-numbering="true" text:style-name="WWNum2">
        <text:list-item>
          <text:p text:style-name="P17"><text:span text:style-name="T1">Consider how classical conditioning is related to drug cravings and addiction. Describe the </text:span><text:span text:style-name="T7">conditioned compensatory response</text:span><text:span text:style-name="T3"> </text:span><text:span text:style-name="T1">as discussed in lecture and consider how this relates to drug overdoses and classical conditioning. Consider the application of classical conditioning principles in the following areas: therapy (</text:span><text:span text:style-name="T3">aversion therapy </text:span><text:span text:style-name="T1">as reviewed in the textbook</text:span><text:span text:style-name="T3">, systematic desensitization</text:span><text:span text:style-name="T1">), advertising, attitudes and prejudice (as reviewed in the textbook), </text:span><text:span text:style-name="T3">taste aversion</text:span><text:span text:style-name="T1">, and immune system response. </text:span></text:p>
        </text:list-item>
      </text:list>
      <text:p text:style-name="P8"/>
      <text:p text:style-name="P20">advertising associates products with sex (also humor??)</text:p>
      <text:p text:style-name="P10"/>
      <text:p text:style-name="Salmon_20_MC"><text:span text:style-name="T9">conditioned compensatory response</text:span><text:span text:style-name="T1">: deals with drug overdoses. expectation of using drug influences way body responds to it. expectation deals with environment in which you take the drug. </text:span></text:p>
      <text:p text:style-name="P8"><text:tab/>&gt;&gt; person craves alcohol when walking into bar because they always drink there</text:p>
      <text:p text:style-name="P8"><text:tab/>&gt;&gt; person develops tolerance to medicine. if you take meds in a different environment, body doesn't have conditioned compensatory response, doesn't recognize tolerance, people overdose</text:p>
      <text:p text:style-name="P8"/>
      <text:p text:style-name="Salmon_20_MC"><text:span text:style-name="T9">aversion therapy</text:span><text:span text:style-name="T1">: </text:span></text:p>
      <text:p text:style-name="P8"/>
      <text:p text:style-name="Salmon_20_MC"><text:span text:style-name="T9">systematic desensitization</text:span><text:span text:style-name="T1">: most successful non-medicinal treatment. used for phobias. promotes extinction of CS by teaching you to relax yourself around phobia. exposure therapy</text:span></text:p>
      <text:p text:style-name="P8"/>
      <text:p text:style-name="Salmon_20_MC"><text:span text:style-name="T9">taste aversion</text:span><text:span text:style-name="T1">: associate food with nausea because of a few bad experiences</text:span></text:p>
      <text:p text:style-name="P8"/>
      <text:list xml:id="list1452245865" text:continue-numbering="true" text:style-name="WWNum2">
        <text:list-item>
          <text:p text:style-name="P17"><text:span text:style-name="T1">Define </text:span><text:span text:style-name="T4">operant conditioning (R-C learning) </text:span><text:span text:style-name="T1">and consider examples of this type of learning. What types of behaviors/responses does operant conditioning apply to?</text:span></text:p>
        </text:list-item>
      </text:list>
      <text:p text:style-name="P3"/>
      <text:p text:style-name="Salmon_20_MC"><text:span text:style-name="T9">operant conditioning (R-C learning</text:span><text:span text:style-name="T1">): reward-punishment influences voluntary behavior.</text:span></text:p>
      <text:p text:style-name="P8"><text:tab/>&gt;&gt; discovered by Thorndike. animals perform action to receive treat</text:p>
      <text:p text:style-name="P3"/>
      <text:list xml:id="list466513244" text:continue-numbering="true" text:style-name="WWNum2">
        <text:list-item>
          <text:p text:style-name="P17"><text:span text:style-name="T1">Define </text:span><text:span text:style-name="T4">B.F. Skinner’s </text:span><text:span text:style-name="T1">concept of </text:span><text:span text:style-name="T8">reinforcement</text:span><text:span text:style-name="T4"> </text:span><text:span text:style-name="T1">and explain how this relates to </text:span><text:span text:style-name="T3">Thorndike’s </text:span><text:span text:style-name="T4">law of effect </text:span><text:span text:style-name="T2">as discussed in lecture. Describe a </text:span><text:span text:style-name="T4">Skinner Box</text:span><text:span text:style-name="T8">. </text:span></text:p>
        </text:list-item>
      </text:list>
      <text:p text:style-name="P15"/>
      <text:p text:style-name="Salmon_20_MC"><text:span text:style-name="T12">Skinner Box</text:span><text:span text:style-name="T8">: </text:span><text:span text:style-name="T11">box with two actions: positive reinforcement action (food), negative reinforcement action (shocks). trains animal in box to do something</text:span></text:p>
      <text:p text:style-name="P21"/>
      <text:p text:style-name="Salmon_20_MC"><text:span text:style-name="T12">reinforcement</text:span><text:span text:style-name="T11">: any consequence of a behavior that strengthens the likelihood of that behavior in the future</text:span></text:p>
      <text:p text:style-name="P15"/>
      <text:list xml:id="list1538422524" text:continue-numbering="true" text:style-name="WWNum2">
        <text:list-item>
          <text:p text:style-name="P17"><text:span text:style-name="T1">Compare and contrast </text:span><text:span text:style-name="T3">reinforcement </text:span><text:span text:style-name="T1">and </text:span><text:span text:style-name="T3">punishment</text:span><text:span text:style-name="T1">. Describe </text:span><text:span text:style-name="T3">positive </text:span><text:span text:style-name="T1">and </text:span><text:span text:style-name="T3">negative reinforcement </text:span><text:span text:style-name="T1">as well as </text:span><text:span text:style-name="T3">positive </text:span><text:span text:style-name="T1">and </text:span><text:span text:style-name="T3">negative punishment</text:span><text:span text:style-name="T1">. Consider examples of each type of consequence. Describe the </text:span><text:span text:style-name="T3">Premack Principle </text:span><text:span text:style-name="T1">as it relates to reinforcement. Consider examples. <text:s/></text:span></text:p>
        </text:list-item>
      </text:list>
      <text:p text:style-name="P16"><text:span text:style-name="T1"/></text:p>
      <text:p text:style-name="P22"><text:span text:style-name="T1">Skinner is a fucker</text:span></text:p>
      <text:p text:style-name="Salmon_20_MC"><text:span text:style-name="T9"/></text:p>
      <text:p text:style-name="Salmon_20_MC"><text:span text:style-name="T9">reinforcement</text:span><text:span text:style-name="T1">: always serves to </text:span><text:span text:style-name="T6">increase</text:span><text:span text:style-name="T1"> likelihood of a behavior</text:span></text:p>
      <text:p text:style-name="Salmon_20_MC"><text:span text:style-name="T1"/></text:p>
      <text:p text:style-name="Salmon_20_MC"><text:span text:style-name="T9">punishment</text:span><text:span text:style-name="T1">: any consequence that serves to </text:span><text:span text:style-name="T6">decrease</text:span><text:span text:style-name="T1"> likelihood of a behavior. <text:s/>swift, consistent, appropriate to behavior. creates fear of punisher, violence doesn't decrease aggressive behavior</text:span></text:p>
      <text:p text:style-name="Salmon_20_MC"><text:span text:style-name="T1"/></text:p>
      <text:p text:style-name="Salmon_20_MC"><text:span text:style-name="T9">positive reinforcement/punishment</text:span><text:span text:style-name="T1">: happens after behavior. add something that you didn't have beforehand</text:span></text:p>
      <text:p text:style-name="Salmon_20_MC"><text:span text:style-name="T1"><text:tab/>&gt;&gt; + reinforcement: spell a word right, get a star next to name</text:span></text:p>
      <text:p text:style-name="Salmon_20_MC"><text:span text:style-name="T1"><text:tab/>&gt;&gt; + reinforcement: people laughed at your joke</text:span></text:p>
      <text:p text:style-name="Salmon_20_MC"><text:span text:style-name="T1"><text:tab/>&gt;&gt; + punishment: kid gets spanked for breaking a rule</text:span></text:p>
      <text:p text:style-name="Salmon_20_MC"><text:soft-page-break/><text:span text:style-name="T1"><text:tab/>&gt;&gt; + punishment: kid gets socially humiliated for doing something awkward</text:span></text:p>
      <text:p text:style-name="Salmon_20_MC"><text:span text:style-name="T1"/></text:p>
      <text:p text:style-name="Salmon_20_MC"><text:span text:style-name="T9">Premack Principle</text:span><text:span text:style-name="T1">: positive reinforcement used to reinforce a non-preferred behavior.</text:span></text:p>
      <text:p text:style-name="Salmon_20_MC"><text:span text:style-name="T1"><text:tab/>&gt;&gt; finish broccoli, then have ice cream for dessert </text:span></text:p>
      <text:p text:style-name="Salmon_20_MC"><text:span text:style-name="T1"><text:tab/>&gt;&gt; finish homework, then watch a movie</text:span></text:p>
      <text:p text:style-name="Salmon_20_MC"><text:span text:style-name="T1"/></text:p>
      <text:p text:style-name="Salmon_20_MC"><text:span text:style-name="T9">negative reinforcement/punishment</text:span><text:span text:style-name="T1">: happens before behavior. removal of stimulus that was there before behavior.</text:span></text:p>
      <text:p text:style-name="Salmon_20_MC"><text:span text:style-name="T1"><text:tab/>&gt;&gt; - reinforcement: pull plug on really annoying-sounding electronic</text:span></text:p>
      <text:p text:style-name="Salmon_20_MC"><text:span text:style-name="T1"><text:tab/>&gt;&gt; - punishment: phone gets taken away for doing something wrong</text:span></text:p>
      <text:p text:style-name="P16"><text:span text:style-name="T1"/></text:p>
      <text:list xml:id="list150871637" text:continue-numbering="true" text:style-name="WWNum2">
        <text:list-item>
          <text:p text:style-name="P17"><text:span text:style-name="T1">Describe some challenges/problems with </text:span><text:span text:style-name="T4">punishment </text:span><text:span text:style-name="T2">as discussed in lecture (also see notes and handout online). What can be done to</text:span><text:span text:style-name="T1"> </text:span><text:span text:style-name="T2">help make punishment most effective?</text:span></text:p>
        </text:list-item>
      </text:list>
      <text:p text:style-name="P16"><text:span text:style-name="T1"/></text:p>
      <text:p text:style-name="Salmon_20_MC"><text:span text:style-name="T1">challenges</text:span></text:p>
      <text:p text:style-name="Salmon_20_MC"><text:span text:style-name="T1"><text:tab/>&gt;&gt; violence doesn't discourage aggressive behaviors</text:span></text:p>
      <text:p text:style-name="Salmon_20_MC"><text:span text:style-name="T1"><text:tab/>&gt;&gt; fear of punisher</text:span></text:p>
      <text:p text:style-name="Salmon_20_MC"><text:span text:style-name="T1"/></text:p>
      <text:p text:style-name="Salmon_20_MC"><text:span text:style-name="T1">Reinforcement is more effective than punishment. reinforcement for desired behavior paired with punishment is incredibly effective</text:span></text:p>
      <text:p text:style-name="Salmon_20_MC"><text:span text:style-name="T2"><text:tab/>&gt;&gt; punish for spilling something, reward for cleaning it up</text:span></text:p>
      <text:p text:style-name="P16"><text:span text:style-name="T2"/></text:p>
      <text:list xml:id="list557015337" text:continue-numbering="true" text:style-name="WWNum2">
        <text:list-item>
          <text:p text:style-name="P17"><text:span text:style-name="T1">Compare and contrast </text:span><text:span text:style-name="T8">primary reinforcers</text:span><text:span text:style-name="T4"> </text:span><text:span text:style-name="T1">and </text:span><text:span text:style-name="T8">secondary reinforcers</text:span><text:span text:style-name="T4"> </text:span><text:span text:style-name="T2">as discussed in lecture. </text:span><text:span text:style-name="T1">Be prepared to apply these terms to examples. Describe </text:span><text:span text:style-name="T7">behavior modification</text:span><text:span text:style-name="T3"> </text:span><text:span text:style-name="T1">techniques and consider examples discussed in lecture. </text:span></text:p>
        </text:list-item>
      </text:list>
      <text:p text:style-name="P16"><text:span text:style-name="T1"/></text:p>
      <text:p text:style-name="Salmon_20_MC"><text:span text:style-name="T9">primary reinforcers</text:span><text:span text:style-name="T1">: reinforcement that satisfies a basic need (food, shelter). works for animals as well as humans</text:span></text:p>
      <text:p text:style-name="Salmon_20_MC"><text:span text:style-name="T1"/></text:p>
      <text:p text:style-name="Salmon_20_MC"><text:span text:style-name="T9">secondary reinforcers</text:span><text:span text:style-name="T1">: learned reinforcers. retain value through association</text:span></text:p>
      <text:p text:style-name="Salmon_20_MC"><text:span text:style-name="T1"><text:tab/>&gt;&gt; money</text:span></text:p>
      <text:p text:style-name="Salmon_20_MC"><text:span text:style-name="T1"><text:tab/>&gt;&gt; grades</text:span></text:p>
      <text:p text:style-name="Salmon_20_MC"><text:span text:style-name="T1"><text:tab/>&gt;&gt; praise</text:span></text:p>
      <text:p text:style-name="Salmon_20_MC"><text:span text:style-name="T1"/></text:p>
      <text:p text:style-name="Salmon_20_MC"><text:span text:style-name="T9">behavior modification</text:span><text:span text:style-name="T1">: </text:span></text:p>
      <text:p text:style-name="Salmon_20_MC"><text:span text:style-name="T1"><text:tab/>&gt;&gt; give a kid a star for spelling right</text:span></text:p>
      <text:p text:style-name="Salmon_20_MC"><text:span text:style-name="T1"><text:tab/>&gt;&gt; give a person money for showing up to work on time consistently</text:span></text:p>
      <text:p text:style-name="P16"><text:span text:style-name="T1"/></text:p>
      <text:list xml:id="list1191637482" text:continue-numbering="true" text:style-name="WWNum2">
        <text:list-item>
          <text:p text:style-name="P17"><text:span text:style-name="T1">Compare and contrast </text:span><text:span text:style-name="T7">immediate reinforcement</text:span><text:span text:style-name="T3"> </text:span><text:span text:style-name="T1">and </text:span><text:span text:style-name="T7">delayed reinforcement</text:span><text:span text:style-name="T3"> </text:span><text:span text:style-name="T1">as discussed in lecture. How do these relate to self-control? Consider examples of each type of reinforcement. </text:span></text:p>
        </text:list-item>
      </text:list>
      <text:p text:style-name="P16"><text:span text:style-name="T1"/></text:p>
      <text:p text:style-name="Salmon_20_MC"><text:span text:style-name="T9">immediate reinforcement</text:span><text:span text:style-name="T1">: if you do this, i'll give you something right now</text:span></text:p>
      <text:p text:style-name="Salmon_20_MC"><text:span text:style-name="T1"/></text:p>
      <text:p text:style-name="Salmon_20_MC"><text:span text:style-name="T9">delayed reinforcement</text:span><text:span text:style-name="T1">: if you do this a lot for a month, i'll give you something in a month. only humans learn through delayed reinforcement</text:span></text:p>
      <text:p text:style-name="Salmon_20_MC"><text:span text:style-name="T1"><text:tab/>&gt;&gt; party now, or study and get good grades eventually?</text:span></text:p>
      <text:p text:style-name="Salmon_20_MC"><text:span text:style-name="T1"><text:tab/>&gt;&gt; eat healthy be healthy long-term, or eat sugary/fatty shit now and feel good?</text:span></text:p>
      <text:p text:style-name="P16"><text:span text:style-name="T1"/></text:p>
      <text:list xml:id="list329554479" text:continue-numbering="true" text:style-name="WWNum2">
        <text:list-item>
          <text:p text:style-name="P17"><text:span text:style-name="T1">How does </text:span><text:span text:style-name="T8">stimulus control</text:span><text:span text:style-name="T4"> </text:span><text:span text:style-name="T1">relate to operant responses? Define </text:span><text:span text:style-name="T7">discriminative stimulus</text:span><text:span text:style-name="T3"> </text:span><text:span text:style-name="T1">and describe how this relates to </text:span><text:span text:style-name="T8">discrimination</text:span><text:span text:style-name="T4"> </text:span><text:span text:style-name="T2">and </text:span><text:span text:style-name="T8">generalization</text:span><text:span text:style-name="T4"> </text:span><text:span text:style-name="T2">in operant responses as discussed in lecture</text:span><text:span text:style-name="T1">. Define </text:span><text:span text:style-name="T4">extinction </text:span><text:span text:style-name="T1">with regards to operant conditioning. Be prepared to apply all these terms to examples. Compare and contrast these operant processes with the same processes in classical conditioning. </text:span></text:p>
        </text:list-item>
      </text:list>
      <text:p text:style-name="P16"><text:span text:style-name="T1"/></text:p>
      <text:p text:style-name="Salmon_20_MC"><text:span text:style-name="T9">stimulus control</text:span><text:span text:style-name="T1">: </text:span></text:p>
      <text:p text:style-name="Salmon_20_MC"><text:span text:style-name="T1"/></text:p>
      <text:p text:style-name="Salmon_20_MC"><text:span text:style-name="T9">discriminative stimulus</text:span><text:span text:style-name="T1">: environmental signal that indicates likelihood of punishment/reinforcement for a voluntary behavior</text:span></text:p>
      <text:p text:style-name="Salmon_20_MC"><text:span text:style-name="T1"><text:tab/>&gt;&gt; see cop car, slow down because it's likely that you'll get pulled over</text:span></text:p>
      <text:p text:style-name="Salmon_20_MC"><text:span text:style-name="T1"><text:tab/>&gt;&gt; S: grandmother, R: give her a hug, C: get candy and presents</text:span></text:p>
      <text:p text:style-name="Salmon_20_MC"><text:soft-page-break/><text:span text:style-name="T1"/></text:p>
      <text:p text:style-name="Salmon_20_MC"><text:span text:style-name="T9">discrimination</text:span><text:span text:style-name="T1">:</text:span></text:p>
      <text:p text:style-name="Salmon_20_MC"><text:span text:style-name="T1"/></text:p>
      <text:p text:style-name="Salmon_20_MC"><text:span text:style-name="T9">generalization</text:span><text:span text:style-name="T1">: respond same way to discriminative stimulus as you do to similar stimuli</text:span></text:p>
      <text:p text:style-name="Salmon_20_MC"><text:span text:style-name="T1"><text:tab/>&gt;&gt; hug other old ladies thinking they result in candy too &lt;3 </text:span></text:p>
      <text:p text:style-name="Salmon_20_MC"><text:span text:style-name="T1"/></text:p>
      <text:p text:style-name="Salmon_20_MC"><text:span text:style-name="T9">extinction</text:span><text:span text:style-name="T10">: stop reinforcing behavior, it goes away</text:span></text:p>
      <text:p text:style-name="Salmon_20_MC"><text:span text:style-name="T10"><text:tab/>&gt;&gt; boss stops paying you, you stop working there</text:span></text:p>
      <text:p text:style-name="Salmon_20_MC"><text:span text:style-name="T1"/></text:p>
      <text:list xml:id="list1577498044" text:continue-numbering="true" text:style-name="WWNum2">
        <text:list-item>
          <text:p text:style-name="P17"><text:span text:style-name="T1">Describe </text:span><text:span text:style-name="T4">shaping/ method of successive approximations</text:span><text:span text:style-name="T2"> </text:span><text:span text:style-name="T1">and consider examples. <text:s/></text:span></text:p>
        </text:list-item>
      </text:list>
      <text:p text:style-name="P16"><text:span text:style-name="T1"/></text:p>
      <text:p text:style-name="Salmon_20_MC"><text:span text:style-name="T9">shaping (method of successive approximations)</text:span><text:span text:style-name="T1">: get rewarded for bigger things depending on expectations</text:span></text:p>
      <text:p text:style-name="Salmon_20_MC"><text:span text:style-name="T1"><text:tab/>&gt;&gt; rewarded for writing a letter correctly in kindergarten, only rewarded for essays in high school</text:span></text:p>
      <text:p text:style-name="Salmon_20_MC"><text:span text:style-name="T1"><text:tab/>&gt;&gt; toilet training</text:span></text:p>
      <text:p text:style-name="P16"><text:span text:style-name="T1"/></text:p>
      <text:list xml:id="list518201576" text:continue-numbering="true" text:style-name="WWNum2">
        <text:list-item>
          <text:p text:style-name="P17"><text:span text:style-name="T1">Compare and contrast </text:span><text:span text:style-name="T4">continuous reinforcement</text:span><text:span text:style-name="T1"> and </text:span><text:span text:style-name="T4">partial reinforcement</text:span><text:span text:style-name="T1">. Which promotes quicker acquisition? Which is the most resistant to extinction?</text:span></text:p>
        </text:list-item>
      </text:list>
      <text:p text:style-name="P16"><text:span text:style-name="T1"/></text:p>
      <text:p text:style-name="Salmon_20_MC"><text:span text:style-name="T9">continuous reinforcement</text:span><text:span text:style-name="T1">: best way to learn behavior</text:span></text:p>
      <text:p text:style-name="Salmon_20_MC"><text:span text:style-name="T1"/></text:p>
      <text:p text:style-name="Salmon_20_MC"><text:span text:style-name="T9">partial reinforcement</text:span><text:span text:style-name="T1">: best way to maintain behavior</text:span></text:p>
      <text:p text:style-name="Salmon_20_MC"><text:span text:style-name="T1"/></text:p>
      <text:p text:style-name="Salmon_20_MC"><text:span text:style-name="T1">interval schedules based on time</text:span></text:p>
      <text:p text:style-name="Salmon_20_MC"><text:span text:style-name="T1"><text:tab/>&gt;&gt; paid every two weeks</text:span></text:p>
      <text:p text:style-name="Salmon_20_MC"><text:span text:style-name="T1"/></text:p>
      <text:p text:style-name="Salmon_20_MC"><text:span text:style-name="T1">ratio schedules based on number of times</text:span></text:p>
      <text:p text:style-name="Salmon_20_MC"><text:span text:style-name="T1"><text:tab/>&gt;&gt; did a behavior this many times</text:span></text:p>
      <text:p text:style-name="P16"><text:span text:style-name="T1"/></text:p>
      <text:list xml:id="list1807338278" text:continue-numbering="true" text:style-name="WWNum2">
        <text:list-item>
          <text:p text:style-name="P17"><text:span text:style-name="T1">Describe </text:span><text:span text:style-name="T4">fixed</text:span><text:span text:style-name="T1"> and </text:span><text:span text:style-name="T4">variable interval schedules </text:span><text:span text:style-name="T1">as well as </text:span><text:span text:style-name="T4">fixed </text:span><text:span text:style-name="T1">and </text:span><text:span text:style-name="T4">variable ratio schedules. </text:span><text:span text:style-name="T1">Consider examples of each. Which of these generates the most rapid and steady response rate with the highest resistance to extinction?</text:span></text:p>
        </text:list-item>
      </text:list>
      <text:p text:style-name="P16"><text:span text:style-name="T1"/></text:p>
      <text:p text:style-name="Salmon_20_MC"><text:span text:style-name="T1">fixed interval schedule: rewarded after a set amount of time</text:span></text:p>
      <text:p text:style-name="Salmon_20_MC"><text:span text:style-name="T1"><text:tab/>&gt;&gt; study for exam in three days.</text:span></text:p>
      <text:p text:style-name="Salmon_20_MC"><text:span text:style-name="T1"/></text:p>
      <text:p text:style-name="Salmon_20_MC"><text:span text:style-name="T1">variable interval schedule: rewarded after a random amount of time</text:span></text:p>
      <text:p text:style-name="Salmon_20_MC"><text:span text:style-name="T1"><text:tab/>&gt;&gt; ten random quizzes</text:span></text:p>
      <text:p text:style-name="Salmon_20_MC"><text:span text:style-name="T1"/></text:p>
      <text:p text:style-name="Salmon_20_MC"><text:span text:style-name="T1">fixed ratio schedule: rewarded after a set number of times</text:span></text:p>
      <text:p text:style-name="Salmon_20_MC"><text:span text:style-name="T1"><text:tab/>&gt;&gt; sell ten cars, get bonus. very rapid response rate</text:span></text:p>
      <text:p text:style-name="Salmon_20_MC"><text:span text:style-name="T1"/></text:p>
      <text:p text:style-name="Salmon_20_MC"><text:span text:style-name="T1">variable ratio schedule: rewarded after a random number of times</text:span></text:p>
      <text:p text:style-name="Salmon_20_MC"><text:span text:style-name="T1"><text:tab/>&gt;&gt; play lottery. very frequent response rate</text:span></text:p>
      <text:p text:style-name="P16"><text:span text:style-name="T1"/></text:p>
      <text:list xml:id="list478940829" text:continue-numbering="true" text:style-name="WWNum2">
        <text:list-item>
          <text:p text:style-name="P17"><text:span text:style-name="T1">Define </text:span><text:span text:style-name="T4">Albert Bandura’s </text:span><text:span text:style-name="T1">theory of </text:span><text:span text:style-name="T4">observational learning</text:span><text:span text:style-name="T1"> </text:span><text:span text:style-name="T3">(social learning theory) </text:span><text:span text:style-name="T1">and explain how it relates to classical and operant conditioning. Define </text:span><text:span text:style-name="T7">modeling</text:span><text:span text:style-name="T1"> as discussed in lecture and consider examples. Discuss how the processes of attention, retention, reproduction, and motivation relate to this form of learning. </text:span></text:p>
        </text:list-item>
      </text:list>
      <text:p text:style-name="Salmon_20_MC"><text:span text:style-name="T1"/></text:p>
      <text:p text:style-name="Salmon_20_MC"><text:span text:style-name="T9">observational learning</text:span><text:span text:style-name="T1">: not separate from classical/operant. learn not from experiencing, but from observing</text:span></text:p>
      <text:p text:style-name="Salmon_20_MC"><text:span text:style-name="T1"><text:tab/>&gt;&gt; Bandura created!</text:span></text:p>
      <text:p text:style-name="Salmon_20_MC"><text:span text:style-name="T1"/></text:p>
      <text:p text:style-name="Salmon_20_MC"><text:span text:style-name="T9">modeling</text:span><text:span text:style-name="T1">: </text:span></text:p>
      <text:p text:style-name="P16"><text:span text:style-name="T1"/></text:p>
      <text:list xml:id="list374663475" text:continue-numbering="true" text:style-name="WWNum2">
        <text:list-item>
          <text:p text:style-name="P17"><text:span text:style-name="T1">Describe Bandura’s </text:span><text:span text:style-name="T3">Bobo doll experiments </text:span><text:span text:style-name="T1">and consider the implications for corporal punishment, aggressive models, and violent media exposure with children. <text:s text:c="4"/></text:span></text:p>
        </text:list-item>
      </text:list>
      <text:p text:style-name="P16"><text:span text:style-name="T1"/></text:p>
      <text:p text:style-name="Salmon_20_MC"><text:span text:style-name="T9">Bobo doll study</text:span><text:span text:style-name="T1">: proved that agression transmitted generationally</text:span></text:p>
      <text:p text:style-name="Salmon_20_MC"><text:span text:style-name="T1"><text:tab/>&gt;&gt; teach kids through modeling that violence controls</text:span></text:p>
      <text:p text:style-name="Salmon_20_MC"><text:span text:style-name="T1"/></text:p>
      <text:p text:style-name="Salmon_20_MC"><text:soft-page-break/><text:span text:style-name="T9">attention</text:span><text:span text:style-name="T1">: can't do something if you aren't paying attention to it</text:span></text:p>
      <text:p text:style-name="Salmon_20_MC"><text:span text:style-name="T1"/></text:p>
      <text:p text:style-name="Salmon_20_MC"><text:span text:style-name="T9">retention</text:span><text:span text:style-name="T1">: cant do something if you don't remember it</text:span></text:p>
      <text:p text:style-name="Salmon_20_MC"><text:span text:style-name="T1"/></text:p>
      <text:p text:style-name="Salmon_20_MC"><text:span text:style-name="T9">reproduction</text:span><text:span text:style-name="T1">: ability to do behavior</text:span></text:p>
      <text:p text:style-name="Salmon_20_MC"><text:span text:style-name="T1"/></text:p>
      <text:p text:style-name="Salmon_20_MC"><text:span text:style-name="T9">motivation</text:span><text:span text:style-name="T1">: have to want to do behavior to learn from i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2" svg:font-family="'Times New Roma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almon_20_MC" style:display-name="Salmon MC" style:family="paragraph" style:parent-style-name="Standard" style:class="text">
      <style:paragraph-properties fo:margin="100%" fo:margin-left="0.5in" fo:margin-right="0.5in" fo:margin-top="0in" fo:margin-bottom="0in" fo:text-align="start" style:justify-single-word="false" fo:orphans="0" fo:widows="0" fo:text-indent="0in" style:auto-text-indent="false" style:vertical-align="auto">
        <style:tab-stops>
          <style:tab-stop style:position="0.2917in"/>
        </style:tab-stops>
      </style:paragraph-properties>
      <style:text-properties fo:color="#ff8080" style:font-name="Times New Roman1" fo:font-size="10.5pt" fo:language="en" fo:country="US" fo:font-weight="normal" style:font-size-asian="10.5pt" style:language-asian="en" style:country-asian="US" style:font-weight-asian="normal" style:font-name-complex="Times New Roman2" style:font-size-complex="10.5pt" style:language-complex="ar" style:country-complex="SA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5in" fo:margin-top="0.5in" fo:margin-bottom="0.5in" fo:margin-left="0.5in" fo:margin-right="0.5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ra Moses</meta:initial-creator>
    <meta:creation-date>2015-10-08T14:07:53</meta:creation-date>
    <dc:date>2015-10-15T15:19:04</dc:date>
    <meta:editing-cycles>103</meta:editing-cycles>
    <meta:editing-duration>PT3H20M46S</meta:editing-duration>
    <dc:creator>Tara Moses</dc:creator>
    <meta:generator>LibreOffice/3.5$Linux_x86 LibreOffice_project/350m1$Build-2</meta:generator>
    <meta:document-statistic meta:table-count="0" meta:image-count="0" meta:object-count="0" meta:page-count="6" meta:paragraph-count="160" meta:word-count="2082" meta:character-count="14313" meta:non-whitespace-character-count="12308"/>
    <meta:user-defined meta:name="Company">Toshiba</meta:user-defined>
    <meta:user-defined meta:name="Operator">Jeremy Holm</meta:user-defined>
  </office:meta>
</office:document-meta>
</file>